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54c78" officeooo:paragraph-rsid="00154c78" style:font-size-asian="15pt" style:font-size-complex="15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15pt" officeooo:rsid="00154c78" officeooo:paragraph-rsid="00154c78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y </text:p>
      <text:list xml:id="list1449779779" text:style-name="L2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7:04:02.534105452</meta:creation-date>
    <dc:date>2023-06-30T17:08:05.917031511</dc:date>
    <meta:editing-duration>PT4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2" meta:character-count="10" meta:non-whitespace-character-count="9"/>
  </office:meta>
</office:document-meta>
</file>